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375d02" officeooo:paragraph-rsid="00375d02"/>
    </style:style>
    <style:style style:name="P2" style:family="paragraph" style:parent-style-name="Standard">
      <style:text-properties officeooo:rsid="0036fe8d" officeooo:paragraph-rsid="0039b0ce"/>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36fe8d" officeooo:paragraph-rsid="0036fe8d" style:font-size-asian="12pt" style:font-size-complex="12pt"/>
    </style:style>
    <style:style style:name="P5" style:family="paragraph" style:parent-style-name="Standard">
      <style:text-properties style:font-name="Liberation Serif" fo:font-size="12pt" officeooo:rsid="00375d02" officeooo:paragraph-rsid="00375d02" style:font-size-asian="12pt" style:font-size-complex="12pt"/>
    </style:style>
    <style:style style:name="P6" style:family="paragraph" style:parent-style-name="Standard">
      <style:text-properties style:font-name="Liberation Serif" fo:font-size="12pt" officeooo:rsid="0039b0ce" officeooo:paragraph-rsid="0039b0ce" style:font-size-asian="12pt" style:font-size-complex="12pt"/>
    </style:style>
    <style:style style:name="P7" style:family="paragraph" style:parent-style-name="Standard">
      <style:text-properties style:font-name="Liberation Serif" fo:font-size="12pt" officeooo:rsid="003d93ea" officeooo:paragraph-rsid="003d93ea" style:font-size-asian="12pt" style:font-size-complex="12pt"/>
    </style:style>
    <style:style style:name="P8" style:family="paragraph" style:parent-style-name="Standard">
      <style:text-properties style:font-name="Liberation Serif" fo:font-size="12pt" officeooo:rsid="003eeab5" officeooo:paragraph-rsid="003eeab5" style:font-size-asian="12pt" style:font-size-complex="12pt"/>
    </style:style>
    <style:style style:name="P9" style:family="paragraph" style:parent-style-name="Standard">
      <style:text-properties style:font-name="Liberation Serif" fo:font-size="12pt" officeooo:rsid="0054f360" officeooo:paragraph-rsid="0054f360" style:font-size-asian="12pt" style:font-size-complex="12pt"/>
    </style:style>
    <style:style style:name="P10" style:family="paragraph" style:parent-style-name="Standard">
      <style:text-properties officeooo:rsid="0039b0ce" officeooo:paragraph-rsid="0039b0ce"/>
    </style:style>
    <style:style style:name="T1" style:family="text">
      <style:text-properties officeooo:rsid="00395403"/>
    </style:style>
    <style:style style:name="T2" style:family="text">
      <style:text-properties officeooo:rsid="003d93ea"/>
    </style:style>
    <style:style style:name="T3" style:family="text">
      <style:text-properties officeooo:rsid="003eeab5"/>
    </style:style>
    <style:style style:name="T4" style:family="text">
      <style:text-properties officeooo:rsid="00419943"/>
    </style:style>
    <style:style style:name="T5" style:family="text">
      <style:text-properties officeooo:rsid="00452183"/>
    </style:style>
    <style:style style:name="T6" style:family="text">
      <style:text-properties officeooo:rsid="0048ed75"/>
    </style:style>
    <style:style style:name="T7" style:family="text">
      <style:text-properties officeooo:rsid="004a71df"/>
    </style:style>
    <style:style style:name="T8" style:family="text">
      <style:text-properties officeooo:rsid="0056d5bf"/>
    </style:style>
    <style:style style:name="T9" style:family="text">
      <style:text-properties officeooo:rsid="005a48c7"/>
    </style:style>
    <style:style style:name="T10" style:family="text">
      <style:text-properties officeooo:rsid="005b74a9"/>
    </style:style>
    <style:style style:name="T11" style:family="text">
      <style:text-properties officeooo:rsid="005ca1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sieur,</text:p>
      <text:p text:style-name="P1"/>
      <text:p text:style-name="P10">Lors de la réunion du projet «<text:span text:style-name="T5">Internal Dashboard</text:span>» qui a eu lieu le 19 Novembre 2018, nous avions établis le cahier des charges et les deadlines de celui-ci.</text:p>
      <text:p text:style-name="P10"/>
      <text:p text:style-name="P10">Je vous rappel que ces <text:span text:style-name="T6">délais</text:span> étaient fixé<text:span text:style-name="T7">s</text:span> à hier 19h00. <text:span text:style-name="T2">Vos collègues ont remplis leur tâche tandis que vous n’avez pas rendu les tests unitaires de votre partie à temps.</text:span></text:p>
      <text:p text:style-name="P6"/>
      <text:p text:style-name="P7">J’ai donc organisé une réunion dans la salle H404 demain à 10H00 pour effectuer une batterie de test<text:span text:style-name="T11">s</text:span> extensive <text:span text:style-name="T3">afin de vérifier la stabilité de votre travail. Nous pourrons ainsi vérifier si nous aurons besoins de quelques jours supplémentaire auprès du client.</text:span></text:p>
      <text:p text:style-name="P7"/>
      <text:p text:style-name="P8">On m’a notifié que ce n’était pas la première fois que vous rendiez un travail sans avoir effectué de tests unitaires. Je vous rappel que nos produits doivent être d’une qualité irréprochable, et que les tester avant <text:span text:style-name="T4">toute </text:span>livraison est une priorité.</text:p>
      <text:p text:style-name="P6"/>
      <text:p text:style-name="P9">Si cet incident s’est produit à cause d’un manque de temps, <text:s/><text:span text:style-name="T8">de ressources</text:span>, <text:span text:style-name="T10">ou tout autre problème, </text:span>n’hésitez pas à m’en faire <text:span text:style-name="T10">part</text:span> demain lors de notre rendez-vous. <text:span text:style-name="T9">En tant que chef de ce projet, je me dois de vous accompagner tout au long du développement.</text:span></text:p>
      <text:p text:style-name="P2"/>
      <text:p text:style-name="P4">Cordialement,</text:p>
      <text:p text:style-name="P4"/>
      <text:p text:style-name="P5">Lucas Tabis</text:p>
      <text:p text:style-name="P3"/>
      <text:p text:style-name="P3">Chef de Projet <text:span text:style-name="T1">Informatiqu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09:32:29.539142013</meta:creation-date>
    <meta:generator>LibreOffice/5.3.7.2.0$Linux_X86_64 LibreOffice_project/30$Build-2</meta:generator>
    <dc:date>2019-02-09T15:48:56.363773264</dc:date>
    <meta:editing-duration>PT1H10M53S</meta:editing-duration>
    <meta:editing-cycles>54</meta:editing-cycles>
    <meta:document-statistic meta:table-count="0" meta:image-count="0" meta:object-count="0" meta:page-count="1" meta:paragraph-count="9" meta:word-count="197" meta:character-count="1158" meta:non-whitespace-character-count="969"/>
  </office:meta>
</office:document-meta>
</file>